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NewPSM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NewPSMT" style:font-size-asian="13pt" style:language-asian="none" style:country-asian="none" style:font-style-asian="normal" style:font-weight-asian="normal" style:font-name-complex="CourierNewPSM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ntry                                         A 2     A 3     Number</text:p>
          </table:table-cell>
          <table:table-cell table:number-columns-repeated="4"/>
          <table:table-cell office:value-type="string" calcext:value-type="string">
            <text:p>ISO2</text:p>
          </table:table-cell>
          <table:table-cell office:value-type="string" calcext:value-type="string">
            <text:p>ISO3</text:p>
          </table:table-cell>
        </table:table-row>
        <table:table-row table:style-name="ro1">
          <table:table-cell office:value-type="string" calcext:value-type="string">
            <text:p>AFGHANISTAN                                     AF      AFG     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                                         AL      ALB     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                                         DZ      DZA     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SAMOA                                  AS      ASM     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ORRA                                         AD      AND     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OLA                                          AO      AGO     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UILLA                                        AI      AIA     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RCTICA                                      AQ      ATA     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A AND BARBUDA                             AG      ATG     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ENTINA                                       AR      ARG     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ENIA                                         AM      ARM     051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BA                                           AW      ABW     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ALIA                                       AU      AUS     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IA                                         AT      AUT     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ERBAIJAN                                      AZ      AZE     031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HAMAS                                         BS      BHS     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HRAIN                                         BH      BHR     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LADESH                                      BD      BGD     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BADOS                                        BB      BRB     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ARUS                                         BY      BLR     112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GIUM                                         BE      BEL     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IZE                                          BZ      BLZ     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IN                                           BJ      BEN     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MUDA                                         BM      BMU     0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HUTAN                                          BT      BTN     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IVIA                                         BO      BOL     0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NIA AND HERZEGOWINA                          BA      BIH     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                                        BW      BWA     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VET ISLAND                                   BV      BVT     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                                          BR      BRA     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TISH INDIAN OCEAN TERRITORY                  IO      IOT     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                               BN      BRN     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                                        BG      BGR     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                                    BF      BFA     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                                         BI      BDI     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                                        KH      KHM     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                                        CM      CMR     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                                          CA      CAN     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E VERDE                                      CV      CPV     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YMAN ISLANDS                                  KY      CYM     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                        CF      CAF     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                                            TD      TCD     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                                           CL      CHL     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                                           CN      CHN     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MAS ISLAND                                CX      CXR     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COS (KEELING) ISLANDS                         CC      CCK     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                                        CO      COL     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                                         KM      COM     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                                           CG      COG     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K ISLANDS                                    CK      COK     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                                      CR      CRI     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                                   CI      CIV     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 (local name: Hrvatska)                  HR      HRV     191    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                                            CU      CUB     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                                          CY      CYP     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                                  CZ      CZE     203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                                         DK      DNK     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                                        DJ      DJI     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                                        DM      DMA     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                              DO      DOM     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TIMOR                                      TP      TMP     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                                         EC      ECU     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                                           EG      EGY     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                                     SV      SLV     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                               GQ      GNQ     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                                         ER    ERI     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                                         EE      EST     233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                                        ET      ETH     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KLAND ISLANDS (MALVINAS)                     FK      FLK     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OE ISLANDS                                   FO      FRO     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                                            FJ      FJI     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                                         FI      FIN     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                                          FR      FRA     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, METROPOLITAN                            FX      FXX     249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NCH GUIANA                                   GF      GUF     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NCH POLYNESIA                                PF      PYF     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NCH SOUTHERN TERRITORIES                     TF      ATF     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                                           GA      GAB     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                                          GM      GMB     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                                         GE      GEO     268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                                         DE      DEU     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                                           GH      GHA     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RALTAR                                       GI      GIB    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                                          GR      GRC     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LAND                                       GL      GRL     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                                         GD      GRD     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DELOUPE                                      GP      GLP     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M                                            GU      GUM     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                                       GT      GTM     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                                          GN      GIN     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                                   GW      GNB     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                                          GY      GUY     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                                           HT      HTI     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D AND MC DONALD ISLANDS                     HM      HMD     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Y SEE (VATICAN CITY STATE)                   VA      VAT     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                                        HN      HND     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 KONG                                       HK      HKG     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                                         HU      HUN     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                                         IS      ISL     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                                           IN      IND     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                                       ID      IDN     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 (ISLAMIC REPUBLIC OF)                      IR      IRN     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                                            IQ      IRQ     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                                         IE      IRL     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                                          IL      ISR     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                                           IT      ITA     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                                         JM      JAM     3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                                           JP      JPN     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                                          JO      JOR     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                                      KZ      KAZ     398 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                                           KE      KEN     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                                        KI      KIR     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OCRATIC PEOPLE'S REPUBLIC OF          KP      PRK     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UBLIC OF                              KR      KOR     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                                          KW      KWT     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STAN                                      KG      KGZ     417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EOPLE'S DEMOCRATIC REPUBLIC                LA      LAO     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                                          LV      LVA     428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                                         LB      LBN     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                                         LS      LSO     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                                         LR      LBR     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N ARAB JAMAHIRIYA                          LY      LBY     4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CHTENSTEIN                                   LI      LIE     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                                       LT      LTU     440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                                      LU      LUX     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AU                                           MO      MAC     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THE FORMER YUGOSLAV REPUBLIC OF      MK      MKD     8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                                      MG      MDG     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                                          MW      MWI     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                                        MY      MYS     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                                        MV      MDV     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                                            ML      MLI     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                                           MT      MLT     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SHALL ISLANDS                                MH      MHL     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IQUE                                      MQ      MTQ     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                                      MR      MRT     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                                       MU      MUS     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TTE                                         YT      MYT     175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                                          MX      MEX     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ERATED STATES OF                 FM      FSM     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, REPUBLIC OF                            MD      MDA     498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CO                                          MC      MCO     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                                        MN      MNG     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SERRAT                                      MS      MSR     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                                         MA      MAR     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                                      MZ      MOZ     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                                         MM      MMR     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                                         NA      NAM     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URU                                           NR      NRU     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                                           NP      NPL     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                                     NL      NLD     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 ANTILLES                            AN      ANT     5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CALEDONIA                                   NC      NCL     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                                     NZ      NZL     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                                       NI      NIC     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                                           NE      NER     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                                         NG      NGA     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UE                                            NU      NIU     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FOLK ISLAND                                  NF      NFK     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MARIANA ISLANDS                        MP      MNP     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                                          NO      NOR     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                                            OM      OMN     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                                        PK      PAK     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AU                                           PW      PLW     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                                          PA      PAN     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                                PG      PNG     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                                        PY      PRY     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                                            PE      PER     6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                                     PH      PHL     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CAIRN                                        PN      PCN     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                                          PL      POL     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                                        PT      PRT     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RTO RICO                                     PR      PRI     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                                           QA      QAT     6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NION                                         RE      REU     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                                         RO      ROM     6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                              RU      RUS     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                                          RW      RWA     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KITTS AND NEVIS                           KN      KNA     6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LUCIA                                     LC      LCA     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VINCENT AND THE GRENADINES                VC      VCT     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                                           WS      WSM     8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MARINO                                      SM      SMR     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                           ST      STP     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                                    SA      SAU     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                                         SN      SEN     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                                      SC      SYC     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                                    SL      SLE     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                                       SG      SGP     7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IA (Slovak Republic)                      SK      SVK     703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                                        SI      SVN     705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                                 SB      SLB     0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                                         SO      SOM     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                                    ZA      ZAF     7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GEORGIA AND THE SOUTH SANDWICH ISLANDS    GS      SGS     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                                           ES      ESP     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                                       LK      LKA     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HELENA                                      SH      SHN     6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PIERRE AND MIQUELON                         PM      SPM     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                                           SD      SDN     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                                        SR      SUR     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ALBARD AND JAN MAYEN ISLANDS                  SJ      SJM     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ZILAND                                       SZ      SWZ     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                                          SE      SWE     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                                     CH      CHE     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                            SY      SYR     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WAN, PROVINCE OF CHINA                       TW      TWN     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                                      TJ      TJK     762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, UNITED REPUBLIC OF                    TZ      TZA     8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                                        TH      THA     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                                            TG      TGO     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LAU                                         TK      TKL     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                                           TO      TON     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                             TT      TTO     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                                         TN      TUN     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                                          TR      TUR     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                                    TM      TKM     795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S AND CAICOS ISLANDS                        TC      TCA     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VALU                                          TV      TUV     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                                          UG      UGA     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                                         UA      UKR     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                            AE      ARE     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                                  GB      GBR     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                                   US      USA     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 MINOR OUTLYING ISLANDS            UM      UMI     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                                         UY      URY     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                                      UZ      UZB     860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                                         VU      VUT     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                                       VE      VEN     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 NAM                                        VN      VNM     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 ISLANDS (BRITISH)                        VG      VGB     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 ISLANDS (U.S.)                           VI      VIR     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IS AND FUTUNA ISLANDS                       WF      WLF     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N SAHARA                                  EH      ESH     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                                           YE      YEM     8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UGOSLAVIA                                      YU      YUG     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IRE                                           ZR      ZAR     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                                          ZM      ZMB     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                                        ZW      ZWE     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MT" svg:font-family="CourierNewPSMT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57:04.201562064</meta:creation-date>
    <dc:date>2019-01-15T09:58:22.334107972</dc:date>
    <meta:editing-duration>PT1M18S</meta:editing-duration>
    <meta:editing-cycles>1</meta:editing-cycles>
    <meta:document-statistic meta:table-count="1" meta:cell-count="243" meta:object-count="0"/>
    <meta:generator>LibreOffice/6.1.3.2$MacOSX_X86_64 LibreOffice_project/86daf60bf00efa86ad547e59e09d6bb77c699acb</meta:generator>
  </office:meta>
</office:document-meta>
</file>